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1.429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1.27cm" fo:break-before="auto" style:use-optimal-row-height="false"/>
    </style:style>
    <style:style style:name="ro14" style:family="table-row">
      <style:table-row-properties style:row-height="1.482cm" fo:break-before="auto" style:use-optimal-row-height="false"/>
    </style:style>
    <style:style style:name="ro15" style:family="table-row">
      <style:table-row-properties style:row-height="1.323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1.535cm" fo:break-before="auto" style:use-optimal-row-height="false"/>
    </style:style>
    <style:style style:name="ro19" style:family="table-row">
      <style:table-row-properties style:row-height="0.926cm" fo:break-before="auto" style:use-optimal-row-height="false"/>
    </style:style>
    <style:style style:name="ro20" style:family="table-row">
      <style:table-row-properties style:row-height="1.085cm" fo:break-before="auto" style:use-optimal-row-height="false"/>
    </style:style>
    <style:style style:name="ro21" style:family="table-row">
      <style:table-row-properties style:row-height="1.164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84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126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2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2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8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8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Listes des bons de commandes approuvés pour février 2021</text:p>
          </table:table-cell>
          <table:table-cell table:style-name="ce8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/>
          <table:table-cell table:style-name="ce8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/>
          <table:table-cell table:style-name="ce8"/>
          <table:table-cell table:style-name="ce10"/>
          <table:table-cell/>
          <table:table-cell table:style-name="ce8"/>
          <table:table-cell/>
          <table:table-cell table:style-name="ce20"/>
          <table:table-cell table:number-columns-repeated="1017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11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2" office:value-type="string" calcext:value-type="string">
            <text:p>Description</text:p>
          </table:table-cell>
          <table:table-cell table:style-name="ce21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2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3"/>
          <table:table-cell table:style-name="ce22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audin, Cyril</text:p>
          </table:table-cell>
          <table:table-cell table:style-name="ce4" office:value-type="float" office:value="1455631" calcext:value-type="float">
            <text:p>1455631</text:p>
          </table:table-cell>
          <table:table-cell table:style-name="ce13" office:value-type="date" office:date-value="2021-02-03" calcext:value-type="date">
            <text:p>2/3/2021</text:p>
          </table:table-cell>
          <table:table-cell table:style-name="ce15" office:value-type="string" calcext:value-type="string">
            <text:p>Addison Electronique Montreal <text:s/>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8775" calcext:value-type="float">
            <text:p>1458775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Groupe Trium Inc. </text:p>
          </table:table-cell>
          <table:table-cell table:style-name="ce4"/>
          <table:table-cell table:style-name="ce4" office:value-type="string" calcext:value-type="string">
            <text:p>Vêtements de travail </text:p>
          </table:table-cell>
          <table:table-cell table:style-name="ce24" office:value-type="float" office:value="540.17" calcext:value-type="float">
            <text:p>540,17 $ 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4" office:value-type="float" office:value="1456021" calcext:value-type="float">
            <text:p>1456021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Olivier Montulet </text:p>
          </table:table-cell>
          <table:table-cell table:style-name="ce4"/>
          <table:table-cell table:style-name="ce15" office:value-type="string" calcext:value-type="string">
            <text:p>Service - Formation en développement organisationnel et technique </text:p>
          </table:table-cell>
          <table:table-cell table:style-name="ce24" office:value-type="float" office:value="1574.81" calcext:value-type="float">
            <text:p>1 574,81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49150" calcext:value-type="float">
            <text:p>1449150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Regard Securite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24" office:value-type="float" office:value="135" calcext:value-type="float">
            <text:p>135,00 $ 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/>
          <table:table-cell table:style-name="ce9"/>
          <table:table-cell table:style-name="ce7" table:number-columns-repeated="3"/>
          <table:table-cell table:style-name="ce25" office:value-type="float" office:value="3299.85" calcext:value-type="float">
            <text:p>3 299,85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4" office:value-type="float" office:value="1456014" calcext:value-type="float">
            <text:p>1456014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Duoson Multimedia Inc </text:p>
          </table:table-cell>
          <table:table-cell table:style-name="ce4"/>
          <table:table-cell table:style-name="ce4" office:value-type="string" calcext:value-type="string">
            <text:p>Service - Production multimédia </text:p>
          </table:table-cell>
          <table:table-cell table:style-name="ce24" office:value-type="float" office:value="8399" calcext:value-type="float">
            <text:p>8 399,00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6572" calcext:value-type="float">
            <text:p>1456572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4" office:value-type="string" calcext:value-type="string">
            <text:p>Impression Multi-Sources </text:p>
          </table:table-cell>
          <table:table-cell table:style-name="ce4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233.56" calcext:value-type="float">
            <text:p>233,56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6119" calcext:value-type="float">
            <text:p>1456119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La Centrale A Images Inc.</text:p>
          </table:table-cell>
          <table:table-cell table:style-name="ce4"/>
          <table:table-cell table:style-name="ce4" office:value-type="string" calcext:value-type="string">
            <text:p>Service - Photographie</text:p>
          </table:table-cell>
          <table:table-cell table:style-name="ce24" office:value-type="float" office:value="5249.36" calcext:value-type="float">
            <text:p>5 249,36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60065" calcext:value-type="float">
            <text:p>1460065</text:p>
          </table:table-cell>
          <table:table-cell table:style-name="ce14" office:value-type="date" office:date-value="2021-02-26" calcext:value-type="date">
            <text:p>2021-02-26</text:p>
          </table:table-cell>
          <table:table-cell table:style-name="ce4" office:value-type="string" calcext:value-type="string">
            <text:p>Les Mordus De La Langue Inc.</text:p>
          </table:table-cell>
          <table:table-cell table:style-name="ce4"/>
          <table:table-cell table:style-name="ce4" office:value-type="string" calcext:value-type="string">
            <text:p>Service - Rédaction, révision</text:p>
          </table:table-cell>
          <table:table-cell table:style-name="ce24" office:value-type="float" office:value="3149.62" calcext:value-type="float">
            <text:p>3 149,62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60067" calcext:value-type="float">
            <text:p>1460067</text:p>
          </table:table-cell>
          <table:table-cell table:style-name="ce13" office:value-type="date" office:date-value="2021-02-26" calcext:value-type="date">
            <text:p>2/26/2021</text:p>
          </table:table-cell>
          <table:table-cell table:style-name="ce4" office:value-type="string" calcext:value-type="string">
            <text:p>Les Traductions Terry Knowles Inc.</text:p>
          </table:table-cell>
          <table:table-cell table:style-name="ce4"/>
          <table:table-cell table:style-name="ce4" office:value-type="string" calcext:value-type="string">
            <text:p>Traducteur</text:p>
          </table:table-cell>
          <table:table-cell table:style-name="ce24" office:value-type="float" office:value="2099.75" calcext:value-type="float">
            <text:p>2 099,75 $ 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4" office:value-type="float" office:value="1458216" calcext:value-type="float">
            <text:p>1458216</text:p>
          </table:table-cell>
          <table:table-cell table:style-name="ce13" office:value-type="date" office:date-value="2021-02-16" calcext:value-type="date">
            <text:p>2/16/2021</text:p>
          </table:table-cell>
          <table:table-cell table:style-name="ce4" office:value-type="string" calcext:value-type="string">
            <text:p>Montreal Stencil Inc </text:p>
          </table:table-cell>
          <table:table-cell table:style-name="ce4"/>
          <table:table-cell table:style-name="ce15" office:value-type="string" calcext:value-type="string">
            <text:p>Articles, accessoires et équipement de bureau </text:p>
          </table:table-cell>
          <table:table-cell table:style-name="ce24" office:value-type="float" office:value="65.44" calcext:value-type="float">
            <text:p>65,44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60069" calcext:value-type="float">
            <text:p>1460069</text:p>
          </table:table-cell>
          <table:table-cell table:style-name="ce13" office:value-type="date" office:date-value="2021-02-26" calcext:value-type="date">
            <text:p>2/26/2021</text:p>
          </table:table-cell>
          <table:table-cell table:style-name="ce4" office:value-type="string" calcext:value-type="string">
            <text:p>Traductions Tom Donovan Inc. </text:p>
          </table:table-cell>
          <table:table-cell table:style-name="ce4"/>
          <table:table-cell table:style-name="ce4" office:value-type="string" calcext:value-type="string">
            <text:p>Traducteur</text:p>
          </table:table-cell>
          <table:table-cell table:style-name="ce24" office:value-type="float" office:value="2099.76" calcext:value-type="float">
            <text:p>2 099,76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3"/>
          <table:table-cell table:style-name="ce25" office:value-type="float" office:value="21296.49" calcext:value-type="float">
            <text:p>21 296,49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édard, Lucie</text:p>
          </table:table-cell>
          <table:table-cell table:style-name="ce4" office:value-type="float" office:value="1455953" calcext:value-type="float">
            <text:p>1455953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Mp Reproductions Inc. </text:p>
          </table:table-cell>
          <table:table-cell table:style-name="ce4"/>
          <table:table-cell table:style-name="ce4" office:value-type="string" calcext:value-type="string">
            <text:p>Service - Infographie, graphisme </text:p>
          </table:table-cell>
          <table:table-cell table:style-name="ce24" office:value-type="float" office:value="734.91" calcext:value-type="float">
            <text:p>734,91 $ 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float" office:value="1456769" calcext:value-type="float">
            <text:p>1456769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4" office:value-type="string" calcext:value-type="string">
            <text:p>Rogers Communications Canada Inc. </text:p>
          </table:table-cell>
          <table:table-cell table:style-name="ce4"/>
          <table:table-cell table:style-name="ce15" office:value-type="string" calcext:value-type="string">
            <text:p>Service - Téléphonie cellulaire-consommation mensuelle </text:p>
          </table:table-cell>
          <table:table-cell table:style-name="ce24" office:value-type="float" office:value="1784.79" calcext:value-type="float">
            <text:p>1 784,79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3"/>
          <table:table-cell table:style-name="ce25" office:value-type="float" office:value="2519.7" calcext:value-type="float">
            <text:p>2 519,70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4" office:value-type="float" office:value="1458724" calcext:value-type="float">
            <text:p>1458724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Iti Inc. </text:p>
          </table:table-cell>
          <table:table-cell table:style-name="ce4"/>
          <table:table-cell table:style-name="ce4" office:value-type="string" calcext:value-type="string">
            <text:p>Entrepreneur en électricité </text:p>
          </table:table-cell>
          <table:table-cell table:style-name="ce24" office:value-type="float" office:value="21285.51" calcext:value-type="float">
            <text:p>21 285,51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3990" calcext:value-type="float">
            <text:p>1453990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4" office:value-type="string" calcext:value-type="string">
            <text:p>Paris, Ladouceur &amp; Associes Inc. </text:p>
          </table:table-cell>
          <table:table-cell table:style-name="ce4"/>
          <table:table-cell table:style-name="ce4" office:value-type="string" calcext:value-type="string">
            <text:p>Évaluateur agréé </text:p>
          </table:table-cell>
          <table:table-cell table:style-name="ce24" office:value-type="float" office:value="10498.75" calcext:value-type="float">
            <text:p>10 498,75 $ 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4" office:value-type="float" office:value="1426817" calcext:value-type="float">
            <text:p>1426817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15" office:value-type="string" calcext:value-type="string">
            <text:p>Pepiniere Auclair Et Freres (1991) Inc. </text:p>
          </table:table-cell>
          <table:table-cell table:style-name="ce4"/>
          <table:table-cell table:style-name="ce4" office:value-type="string" calcext:value-type="string">
            <text:p>Produits horticoles </text:p>
          </table:table-cell>
          <table:table-cell table:style-name="ce24" office:value-type="float" office:value="1758.54" calcext:value-type="float">
            <text:p>1 758,54 $ </text:p>
          </table:table-cell>
          <table:table-cell table:number-columns-repeated="1017"/>
        </table:table-row>
        <table:table-row table:style-name="ro7">
          <table:table-cell/>
          <table:table-cell table:style-name="ce4" office:value-type="float" office:value="1458763" calcext:value-type="float">
            <text:p>1458763</text:p>
          </table:table-cell>
          <table:table-cell table:style-name="ce13" office:value-type="date" office:date-value="2021-02-01" calcext:value-type="date">
            <text:p>2/1/2021</text:p>
          </table:table-cell>
          <table:table-cell table:style-name="ce4" office:value-type="string" calcext:value-type="string">
            <text:p>Pierre Alarie </text:p>
          </table:table-cell>
          <table:table-cell table:style-name="ce4"/>
          <table:table-cell table:style-name="ce15" office:value-type="string" calcext:value-type="string">
            <text:p>Service - Déblaiement, chargement, transport de la neige et épandage <text:s/>d'abrasif (Contrat) </text:p>
          </table:table-cell>
          <table:table-cell table:style-name="ce24" office:value-type="float" office:value="11400" calcext:value-type="float">
            <text:p>11 400,00 $ </text:p>
          </table:table-cell>
          <table:table-cell table:number-columns-repeated="1017"/>
        </table:table-row>
        <table:table-row table:style-name="ro8">
          <table:table-cell table:style-name="ce5"/>
          <table:table-cell table:style-name="ce4" office:value-type="float" office:value="1458766" calcext:value-type="float">
            <text:p>1458766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Rejean Beaudry </text:p>
          </table:table-cell>
          <table:table-cell table:style-name="ce4"/>
          <table:table-cell table:style-name="ce15" office:value-type="string" calcext:value-type="string">
            <text:p>Service - Déblaiement, chargement, transport de la neige et épandage d'abrasif (Contrat)</text:p>
          </table:table-cell>
          <table:table-cell table:style-name="ce24" office:value-type="float" office:value="11400" calcext:value-type="float">
            <text:p>11 400,00 $ </text:p>
          </table:table-cell>
          <table:table-cell table:number-columns-repeated="1017"/>
        </table:table-row>
        <table:table-row table:style-name="ro9">
          <table:table-cell/>
          <table:table-cell table:style-name="ce4" office:value-type="float" office:value="1456874" calcext:value-type="float">
            <text:p>1456874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4" office:value-type="string" calcext:value-type="string">
            <text:p>Transvrac Montreal Laval Inc</text:p>
          </table:table-cell>
          <table:table-cell table:style-name="ce4"/>
          <table:table-cell table:style-name="ce15" office:value-type="string" calcext:value-type="string">
            <text:p>Service - Transport de matières en vrac </text:p>
          </table:table-cell>
          <table:table-cell table:style-name="ce24" office:value-type="float" office:value="22047.37" calcext:value-type="float">
            <text:p>22 047,37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3"/>
          <table:table-cell table:style-name="ce25" office:value-type="float" office:value="78390.17" calcext:value-type="float">
            <text:p>78 390,17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rousseau, Hélène</text:p>
          </table:table-cell>
          <table:table-cell table:style-name="ce4" office:value-type="float" office:value="1460077" calcext:value-type="float">
            <text:p>1460077</text:p>
          </table:table-cell>
          <table:table-cell table:style-name="ce13" office:value-type="date" office:date-value="2021-02-27" calcext:value-type="date">
            <text:p>2/27/2021</text:p>
          </table:table-cell>
          <table:table-cell table:style-name="ce4" office:value-type="string" calcext:value-type="string">
            <text:p>Hypertec Systemes Inc </text:p>
          </table:table-cell>
          <table:table-cell table:style-name="ce4"/>
          <table:table-cell table:style-name="ce4" office:value-type="string" calcext:value-type="string">
            <text:p>Ordinateur et accessoire </text:p>
          </table:table-cell>
          <table:table-cell table:style-name="ce24" office:value-type="float" office:value="109.19" calcext:value-type="float">
            <text:p>109,19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7"/>
          <table:table-cell table:style-name="ce7"/>
          <table:table-cell table:style-name="ce25" office:value-type="float" office:value="109.19" calcext:value-type="float">
            <text:p>109,19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4" office:value-type="float" office:value="1458474" calcext:value-type="float">
            <text:p>1458474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4" office:value-type="string" calcext:value-type="string">
            <text:p>Acces Communications </text:p>
          </table:table-cell>
          <table:table-cell table:style-name="ce4"/>
          <table:table-cell table:style-name="ce4" office:value-type="string" calcext:value-type="string">
            <text:p>Location - Appareil électronique </text:p>
          </table:table-cell>
          <table:table-cell table:style-name="ce24" office:value-type="float" office:value="2183.74" calcext:value-type="float">
            <text:p>2 183,74 $ </text:p>
          </table:table-cell>
          <table:table-cell table:number-columns-repeated="1017"/>
        </table:table-row>
        <table:table-row table:style-name="ro10">
          <table:table-cell/>
          <table:table-cell table:style-name="ce4" office:value-type="float" office:value="1457612" calcext:value-type="float">
            <text:p>1457612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15" office:value-type="string" calcext:value-type="string">
            <text:p>Alimentation Eric Da Ponte Inc. - Metro </text:p>
          </table:table-cell>
          <table:table-cell table:style-name="ce4"/>
          <table:table-cell table:style-name="ce4" office:value-type="string" calcext:value-type="string">
            <text:p>Breuvage et nourriture </text:p>
          </table:table-cell>
          <table:table-cell table:style-name="ce24" office:value-type="float" office:value="839.9" calcext:value-type="float">
            <text:p>839,90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159" calcext:value-type="float">
            <text:p>1456159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Biblio Rpl Ltee </text:p>
          </table:table-cell>
          <table:table-cell table:style-name="ce4"/>
          <table:table-cell table:style-name="ce4" office:value-type="string" calcext:value-type="string">
            <text:p>Articles de papeterie </text:p>
          </table:table-cell>
          <table:table-cell table:style-name="ce24" office:value-type="float" office:value="398.11" calcext:value-type="float">
            <text:p>398,11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7622" calcext:value-type="float">
            <text:p>1457622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Cooperative De Taxi Montreal </text:p>
          </table:table-cell>
          <table:table-cell table:style-name="ce4"/>
          <table:table-cell table:style-name="ce4" office:value-type="string" calcext:value-type="string">
            <text:p>Service - Transport automobile </text:p>
          </table:table-cell>
          <table:table-cell table:style-name="ce24" office:value-type="float" office:value="157.48" calcext:value-type="float">
            <text:p>157,48 $ </text:p>
          </table:table-cell>
          <table:table-cell table:number-columns-repeated="1017"/>
        </table:table-row>
        <table:table-row table:style-name="ro11">
          <table:table-cell/>
          <table:table-cell table:style-name="ce4" office:value-type="float" office:value="1457198" calcext:value-type="float">
            <text:p>1457198</text:p>
          </table:table-cell>
          <table:table-cell table:style-name="ce13" office:value-type="date" office:date-value="2021-02-10" calcext:value-type="date">
            <text:p>2/10/2021</text:p>
          </table:table-cell>
          <table:table-cell table:style-name="ce15" office:value-type="string" calcext:value-type="string">
            <text:p>Globex Courrier Express International Inc</text:p>
          </table:table-cell>
          <table:table-cell table:style-name="ce4" office:value-type="float" office:value="1302177" calcext:value-type="float">
            <text:p>1302177</text:p>
          </table:table-cell>
          <table:table-cell table:style-name="ce4" office:value-type="string" calcext:value-type="string">
            <text:p>Service - Postal, messagerie </text:p>
          </table:table-cell>
          <table:table-cell table:style-name="ce24" office:value-type="float" office:value="104.99" calcext:value-type="float">
            <text:p>104,99 $ </text:p>
          </table:table-cell>
          <table:table-cell table:number-columns-repeated="1017"/>
        </table:table-row>
        <table:table-row table:style-name="ro12">
          <table:table-cell/>
          <table:table-cell table:style-name="ce4" office:value-type="float" office:value="1457896" calcext:value-type="float">
            <text:p>1457896</text:p>
          </table:table-cell>
          <table:table-cell table:style-name="ce13" office:value-type="date" office:date-value="2021-02-15" calcext:value-type="date">
            <text:p>2/15/2021</text:p>
          </table:table-cell>
          <table:table-cell table:style-name="ce4" office:value-type="string" calcext:value-type="string">
            <text:p>Groupe Ameublement Focus Inc. </text:p>
          </table:table-cell>
          <table:table-cell table:style-name="ce4"/>
          <table:table-cell table:style-name="ce15" office:value-type="string" calcext:value-type="string">
            <text:p>Accessoires et fournitures de mobilier de bureau </text:p>
          </table:table-cell>
          <table:table-cell table:style-name="ce24" office:value-type="float" office:value="3486.62" calcext:value-type="float">
            <text:p>3 486,62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7617" calcext:value-type="float">
            <text:p>1457617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Lamcom Technologies Inc</text:p>
          </table:table-cell>
          <table:table-cell table:style-name="ce4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7611" calcext:value-type="float">
            <text:p>1457611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L'Empreinte Imprimerie Inc</text:p>
          </table:table-cell>
          <table:table-cell table:style-name="ce4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629.92" calcext:value-type="float">
            <text:p>629,92 $ </text:p>
          </table:table-cell>
          <table:table-cell table:number-columns-repeated="1017"/>
        </table:table-row>
        <table:table-row table:style-name="ro13">
          <table:table-cell/>
          <table:table-cell table:style-name="ce4" office:value-type="float" office:value="1458075" calcext:value-type="float">
            <text:p>1458075</text:p>
          </table:table-cell>
          <table:table-cell table:style-name="ce13" office:value-type="date" office:date-value="2021-02-16" calcext:value-type="date">
            <text:p>2/16/2021</text:p>
          </table:table-cell>
          <table:table-cell table:style-name="ce4" office:value-type="string" calcext:value-type="string">
            <text:p>Les Paysagistes Damy &amp; Pat Inc. </text:p>
          </table:table-cell>
          <table:table-cell table:style-name="ce4"/>
          <table:table-cell table:style-name="ce15" office:value-type="string" calcext:value-type="string">
            <text:p>Service - Déblaiement, chargement, transport de la neige et épandage d'abrasif (Contrat) </text:p>
          </table:table-cell>
          <table:table-cell table:style-name="ce24" office:value-type="float" office:value="2099.75" calcext:value-type="float">
            <text:p>2 099,75 $ 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4" office:value-type="float" office:value="1458794" calcext:value-type="float">
            <text:p>1458794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Magasins Best Buy Ltee </text:p>
          </table:table-cell>
          <table:table-cell table:style-name="ce4"/>
          <table:table-cell table:style-name="ce4" office:value-type="string" calcext:value-type="string">
            <text:p>Ordinateur et accessoire </text:p>
          </table:table-cell>
          <table:table-cell table:style-name="ce24" office:value-type="float" office:value="2940.69" calcext:value-type="float">
            <text:p>2 940,69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796" calcext:value-type="float">
            <text:p>1458796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Mp Reproductions Inc</text:p>
          </table:table-cell>
          <table:table-cell table:style-name="ce16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1102.58" calcext:value-type="float">
            <text:p>1 102,58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796" calcext:value-type="float">
            <text:p>1458796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Peauseidon Eau De Source Naturelle </text:p>
          </table:table-cell>
          <table:table-cell table:style-name="ce4"/>
          <table:table-cell table:style-name="ce4" office:value-type="string" calcext:value-type="string">
            <text:p>Eau de source </text:p>
          </table:table-cell>
          <table:table-cell table:style-name="ce24" office:value-type="float" office:value="157.48" calcext:value-type="float">
            <text:p>157,48 $ </text:p>
          </table:table-cell>
          <table:table-cell table:number-columns-repeated="1017"/>
        </table:table-row>
        <table:table-row table:style-name="ro6">
          <table:table-cell/>
          <table:table-cell table:style-name="ce4" office:value-type="float" office:value="1457614" calcext:value-type="float">
            <text:p>1457614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Piano Esmonde White </text:p>
          </table:table-cell>
          <table:table-cell table:style-name="ce16"/>
          <table:table-cell table:style-name="ce15" office:value-type="string" calcext:value-type="string">
            <text:p>Réparation/Entretien - Équipement de scène </text:p>
          </table:table-cell>
          <table:table-cell table:style-name="ce24" office:value-type="float" office:value="2099.75" calcext:value-type="float">
            <text:p>2 099,75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168" calcext:value-type="float">
            <text:p>1456168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Pmp Electrique Inc</text:p>
          </table:table-cell>
          <table:table-cell table:style-name="ce16"/>
          <table:table-cell table:style-name="ce4" office:value-type="string" calcext:value-type="string">
            <text:p>Conduit, raccord et finition </text:p>
          </table:table-cell>
          <table:table-cell table:style-name="ce24" office:value-type="float" office:value="3018.39" calcext:value-type="float">
            <text:p>3 018,39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7615" calcext:value-type="float">
            <text:p>1457615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 office:value-type="string" calcext:value-type="string">
            <text:p>Quincaillerie Cote Des Neiges </text:p>
          </table:table-cell>
          <table:table-cell table:style-name="ce4"/>
          <table:table-cell table:style-name="ce4" office:value-type="string" calcext:value-type="string">
            <text:p>Matériel artistique </text:p>
          </table:table-cell>
          <table:table-cell table:style-name="ce24" office:value-type="float" office:value="524.94" calcext:value-type="float">
            <text:p>524,94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803" calcext:value-type="float">
            <text:p>1456803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4" office:value-type="string" calcext:value-type="string">
            <text:p>Services D'Entretien Alphanet Inc</text:p>
          </table:table-cell>
          <table:table-cell table:style-name="ce4"/>
          <table:table-cell table:style-name="ce4" office:value-type="string" calcext:value-type="string">
            <text:p>Service - Entretien d'immeuble </text:p>
          </table:table-cell>
          <table:table-cell table:style-name="ce24" office:value-type="float" office:value="10498.75" calcext:value-type="float">
            <text:p>10 498,75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987" calcext:value-type="float">
            <text:p>1456987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4" office:value-type="string" calcext:value-type="string">
            <text:p>Uline Canada Corp</text:p>
          </table:table-cell>
          <table:table-cell table:style-name="ce16"/>
          <table:table-cell table:style-name="ce4" office:value-type="string" calcext:value-type="string">
            <text:p>Articles de papeterie</text:p>
          </table:table-cell>
          <table:table-cell table:style-name="ce24" office:value-type="float" office:value="258.09" calcext:value-type="float">
            <text:p>258,09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31551.05" calcext:value-type="float">
            <text:p>31 551,05 $ 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amberot, Robert</text:p>
          </table:table-cell>
          <table:table-cell table:style-name="ce4" office:value-type="float" office:value="1456183" calcext:value-type="float">
            <text:p>1456183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R.M. Leduc &amp; Cie Inc. </text:p>
          </table:table-cell>
          <table:table-cell table:style-name="ce16"/>
          <table:table-cell table:style-name="ce15" office:value-type="string" calcext:value-type="string">
            <text:p>Articles, accessoires et équipement de bureau </text:p>
          </table:table-cell>
          <table:table-cell table:style-name="ce24" office:value-type="float" office:value="429.05" calcext:value-type="float">
            <text:p>429,05 $ </text:p>
          </table:table-cell>
          <table:table-cell table:number-columns-repeated="1017"/>
        </table:table-row>
        <table:table-row table:style-name="ro9">
          <table:table-cell/>
          <table:table-cell table:style-name="ce4" office:value-type="float" office:value="1456176" calcext:value-type="float">
            <text:p>1456176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Uline Canada Corp </text:p>
          </table:table-cell>
          <table:table-cell table:style-name="ce16"/>
          <table:table-cell table:style-name="ce15" office:value-type="string" calcext:value-type="string">
            <text:p>Articles, accessoires et équipement de bureau </text:p>
          </table:table-cell>
          <table:table-cell table:style-name="ce24" office:value-type="float" office:value="419.9" calcext:value-type="float">
            <text:p>419,90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848.95" calcext:value-type="float">
            <text:p>848,95 $ 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Desjardins, Steve</text:p>
          </table:table-cell>
          <table:table-cell table:style-name="ce4" office:value-type="float" office:value="1457271" calcext:value-type="float">
            <text:p>1457271</text:p>
          </table:table-cell>
          <table:table-cell table:style-name="ce13" office:value-type="date" office:date-value="2021-02-10" calcext:value-type="date">
            <text:p>2/10/2021</text:p>
          </table:table-cell>
          <table:table-cell table:style-name="ce15" office:value-type="string" calcext:value-type="string">
            <text:p>Emondage St-Germain &amp; Freres Ltee </text:p>
          </table:table-cell>
          <table:table-cell table:style-name="ce16"/>
          <table:table-cell table:style-name="ce15" office:value-type="string" calcext:value-type="string">
            <text:p>Service - Abattage, émondage, élagage </text:p>
          </table:table-cell>
          <table:table-cell table:style-name="ce24" office:value-type="float" office:value="1732.29" calcext:value-type="float">
            <text:p>1 732,29 $ 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18"/>
          <table:table-cell table:style-name="ce7"/>
          <table:table-cell table:style-name="ce25" office:value-type="float" office:value="1732.29" calcext:value-type="float">
            <text:p>1 732,29 $ </text:p>
          </table:table-cell>
          <table:table-cell table:number-columns-repeated="1017"/>
        </table:table-row>
        <table:table-row table:style-name="ro14">
          <table:table-cell table:style-name="ce4" office:value-type="string" calcext:value-type="string">
            <text:p>Gaudreault, Guylaine</text:p>
          </table:table-cell>
          <table:table-cell table:style-name="ce4" office:value-type="float" office:value="1455051" calcext:value-type="float">
            <text:p>1455051</text:p>
          </table:table-cell>
          <table:table-cell table:style-name="ce13" office:value-type="date" office:date-value="2021-02-01" calcext:value-type="date">
            <text:p>2/1/2021</text:p>
          </table:table-cell>
          <table:table-cell table:style-name="ce15" office:value-type="string" calcext:value-type="string">
            <text:p>COMAQ, Corporation Des Officiers Municipaux Agrees Du Quebec </text:p>
          </table:table-cell>
          <table:table-cell table:style-name="ce16"/>
          <table:table-cell table:style-name="ce15" office:value-type="string" calcext:value-type="string">
            <text:p>Frais - Inscription pour colloque, conférence, séminaire et congrès </text:p>
          </table:table-cell>
          <table:table-cell table:style-name="ce24" office:value-type="float" office:value="435.7" calcext:value-type="float">
            <text:p>435,70 $ </text:p>
          </table:table-cell>
          <table:table-cell table:number-columns-repeated="1017"/>
        </table:table-row>
        <table:table-row table:style-name="ro12">
          <table:table-cell/>
          <table:table-cell table:style-name="ce4" office:value-type="float" office:value="1459233" calcext:value-type="float">
            <text:p>1459233</text:p>
          </table:table-cell>
          <table:table-cell table:style-name="ce13" office:value-type="date" office:date-value="2021-02-23" calcext:value-type="date">
            <text:p>2/23/2021</text:p>
          </table:table-cell>
          <table:table-cell table:style-name="ce15" office:value-type="string" calcext:value-type="string">
            <text:p>Consultant Expertise En Ascenseurs C.E.A. Inc. </text:p>
          </table:table-cell>
          <table:table-cell table:style-name="ce16"/>
          <table:table-cell table:style-name="ce15" office:value-type="string" calcext:value-type="string">
            <text:p>Ingénieur civil - Structure de bâtiment </text:p>
          </table:table-cell>
          <table:table-cell table:style-name="ce24" office:value-type="float" office:value="3527.58" calcext:value-type="float">
            <text:p>3 527,58 $ 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float" office:value="1452735" calcext:value-type="float">
            <text:p>1452735</text:p>
          </table:table-cell>
          <table:table-cell table:style-name="ce13" office:value-type="date" office:date-value="2021-02-05" calcext:value-type="date">
            <text:p>2/5/2021</text:p>
          </table:table-cell>
          <table:table-cell table:style-name="ce15" office:value-type="string" calcext:value-type="string">
            <text:p>Globex Courrier Express International Inc</text:p>
          </table:table-cell>
          <table:table-cell table:style-name="ce16"/>
          <table:table-cell table:style-name="ce4" office:value-type="string" calcext:value-type="string">
            <text:p>Service - Postal, messagerie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005" calcext:value-type="float">
            <text:p>1456005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P.Laplante &amp; Associes Inc.</text:p>
          </table:table-cell>
          <table:table-cell table:style-name="ce16"/>
          <table:table-cell table:style-name="ce4" office:value-type="string" calcext:value-type="string">
            <text:p>Conseiller en relation de travail </text:p>
          </table:table-cell>
          <table:table-cell table:style-name="ce24" office:value-type="float" office:value="9028.92" calcext:value-type="float">
            <text:p>9 028,92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14042.07" calcext:value-type="float">
            <text:p>14 042,07 $ 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Gaudreault, Sonia</text:p>
          </table:table-cell>
          <table:table-cell table:style-name="ce4" office:value-type="float" office:value="1458480" calcext:value-type="float">
            <text:p>1458480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15" office:value-type="string" calcext:value-type="string">
            <text:p>Ecole Nationale D'Administration Publique </text:p>
          </table:table-cell>
          <table:table-cell table:style-name="ce16"/>
          <table:table-cell table:style-name="ce15" office:value-type="string" calcext:value-type="string">
            <text:p>Service - Formation en développement interpersonnel/relationnel </text:p>
          </table:table-cell>
          <table:table-cell table:style-name="ce24" office:value-type="float" office:value="183.73" calcext:value-type="float">
            <text:p>183,73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5344" calcext:value-type="float">
            <text:p>1455344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Uba Inc. </text:p>
          </table:table-cell>
          <table:table-cell table:style-name="ce4" office:value-type="float" office:value="1381890" calcext:value-type="float">
            <text:p>1381890</text:p>
          </table:table-cell>
          <table:table-cell table:style-name="ce4" office:value-type="string" calcext:value-type="string">
            <text:p>Produits d'entretien ménag</text:p>
          </table:table-cell>
          <table:table-cell table:style-name="ce24" office:value-type="float" office:value="15874.11" calcext:value-type="float">
            <text:p>15 874,11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16057.84" calcext:value-type="float">
            <text:p>16 057,84 $ 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Hardy, Danielle</text:p>
          </table:table-cell>
          <table:table-cell table:style-name="ce4" office:value-type="float" office:value="1455587" calcext:value-type="float">
            <text:p>1455587</text:p>
          </table:table-cell>
          <table:table-cell table:style-name="ce13" office:value-type="date" office:date-value="2021-02-03" calcext:value-type="date">
            <text:p>2/3/2021</text:p>
          </table:table-cell>
          <table:table-cell table:style-name="ce4" office:value-type="string" calcext:value-type="string">
            <text:p>Academie De Gestion </text:p>
          </table:table-cell>
          <table:table-cell table:style-name="ce16"/>
          <table:table-cell table:style-name="ce15" office:value-type="string" calcext:value-type="string">
            <text:p>Concepteur de programme de formation </text:p>
          </table:table-cell>
          <table:table-cell table:style-name="ce24" office:value-type="float" office:value="2682.43" calcext:value-type="float">
            <text:p>2 682,43 $ </text:p>
          </table:table-cell>
          <table:table-cell table:number-columns-repeated="1017"/>
        </table:table-row>
        <table:table-row table:style-name="ro15">
          <table:table-cell/>
          <table:table-cell table:style-name="ce4" office:value-type="float" office:value="1456828" calcext:value-type="float">
            <text:p>1456828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15" office:value-type="string" calcext:value-type="string">
            <text:p>Centre Patronal De Sante Et Securite Du Travail Du Quebec (C P S S T Q ) </text:p>
          </table:table-cell>
          <table:table-cell table:style-name="ce16"/>
          <table:table-cell table:style-name="ce15" office:value-type="string" calcext:value-type="string">
            <text:p>Service - Formation en santé et sécurité 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60054" calcext:value-type="float">
            <text:p>1460054</text:p>
          </table:table-cell>
          <table:table-cell table:style-name="ce13" office:value-type="date" office:date-value="2021-02-26" calcext:value-type="date">
            <text:p>2/26/2021</text:p>
          </table:table-cell>
          <table:table-cell table:style-name="ce4" office:value-type="string" calcext:value-type="string">
            <text:p>Drivercheck Inc. </text:p>
          </table:table-cell>
          <table:table-cell table:style-name="ce4"/>
          <table:table-cell table:style-name="ce4" office:value-type="string" calcext:value-type="string">
            <text:p>Infirmier, infirmier auxiliaire 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3"/>
          <table:table-cell table:style-name="ce25" office:value-type="float" office:value="4782.17" calcext:value-type="float">
            <text:p>4 782,17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4" office:value-type="float" office:value="1458721" calcext:value-type="float">
            <text:p>1458721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Acklands - Grainger Inc. </text:p>
          </table:table-cell>
          <table:table-cell table:style-name="ce16"/>
          <table:table-cell table:style-name="ce4" office:value-type="string" calcext:value-type="string">
            <text:p>Outils manuels </text:p>
          </table:table-cell>
          <table:table-cell table:style-name="ce24" office:value-type="float" office:value="467.75" calcext:value-type="float">
            <text:p>467,75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225" calcext:value-type="float">
            <text:p>1456225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Compugen Inc. </text:p>
          </table:table-cell>
          <table:table-cell table:style-name="ce16"/>
          <table:table-cell table:style-name="ce4" office:value-type="string" calcext:value-type="string">
            <text:p>Ordinateur et accessoire </text:p>
          </table:table-cell>
          <table:table-cell table:style-name="ce24" office:value-type="float" office:value="3310.14" calcext:value-type="float">
            <text:p>3 310,14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5267" calcext:value-type="float">
            <text:p>1455267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Groupe Sanyvan Inc. </text:p>
          </table:table-cell>
          <table:table-cell table:style-name="ce16"/>
          <table:table-cell table:style-name="ce4" office:value-type="string" calcext:value-type="string">
            <text:p>Service - Inspection de conduites </text:p>
          </table:table-cell>
          <table:table-cell table:style-name="ce24" office:value-type="float" office:value="8938.38" calcext:value-type="float">
            <text:p>8 938,38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180" calcext:value-type="float">
            <text:p>1458180</text:p>
          </table:table-cell>
          <table:table-cell table:style-name="ce13" office:value-type="date" office:date-value="2021-02-16" calcext:value-type="date">
            <text:p>2/16/2021</text:p>
          </table:table-cell>
          <table:table-cell table:style-name="ce4" table:number-columns-repeated="2"/>
          <table:table-cell table:style-name="ce4" office:value-type="string" calcext:value-type="string">
            <text:p>Service - Inspection de conduites </text:p>
          </table:table-cell>
          <table:table-cell table:style-name="ce24" office:value-type="float" office:value="7267.76" calcext:value-type="float">
            <text:p>7 267,76 $ </text:p>
          </table:table-cell>
          <table:table-cell table:number-columns-repeated="1017"/>
        </table:table-row>
        <table:table-row table:style-name="ro16">
          <table:table-cell/>
          <table:table-cell table:style-name="ce4" office:value-type="float" office:value="1458856" calcext:value-type="float">
            <text:p>1458856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Jean Guglia &amp; Fils Enr</text:p>
          </table:table-cell>
          <table:table-cell table:style-name="ce16"/>
          <table:table-cell table:style-name="ce15" office:value-type="string" calcext:value-type="string">
            <text:p>Accessoires et pièces de remplacement pour outil </text:p>
          </table:table-cell>
          <table:table-cell table:style-name="ce24" office:value-type="float" office:value="2636.35" calcext:value-type="float">
            <text:p>2 636,35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5251" calcext:value-type="float">
            <text:p>1455251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L'Empreinte Imprimerie Inc. </text:p>
          </table:table-cell>
          <table:table-cell table:style-name="ce16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1264.91" calcext:value-type="float">
            <text:p>1 264,91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611" calcext:value-type="float">
            <text:p>1458611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Les Jardins Michel Corbeil Inc. </text:p>
          </table:table-cell>
          <table:table-cell table:style-name="ce4"/>
          <table:table-cell table:style-name="ce4" office:value-type="string" calcext:value-type="string">
            <text:p>Produits horticoles </text:p>
          </table:table-cell>
          <table:table-cell table:style-name="ce24" office:value-type="float" office:value="5776.83" calcext:value-type="float">
            <text:p>5 776,83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413" calcext:value-type="float">
            <text:p>1456413</text:p>
          </table:table-cell>
          <table:table-cell table:style-name="ce13" office:value-type="date" office:date-value="2021-02-05" calcext:value-type="date">
            <text:p>2/5/2021</text:p>
          </table:table-cell>
          <table:table-cell table:style-name="ce4" office:value-type="string" calcext:value-type="string">
            <text:p>Novafor Equipement Inc. </text:p>
          </table:table-cell>
          <table:table-cell table:style-name="ce4"/>
          <table:table-cell table:style-name="ce4" office:value-type="string" calcext:value-type="string">
            <text:p>Attache-câble </text:p>
          </table:table-cell>
          <table:table-cell table:style-name="ce24" office:value-type="float" office:value="293.7" calcext:value-type="float">
            <text:p>293,70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833" calcext:value-type="float">
            <text:p>1458833</text:p>
          </table:table-cell>
          <table:table-cell table:style-name="ce13" office:value-type="date" office:date-value="2021-02-19" calcext:value-type="date">
            <text:p>2/19/2021</text:p>
          </table:table-cell>
          <table:table-cell table:style-name="ce4" office:value-type="string" calcext:value-type="string">
            <text:p>Securite Landry Inc</text:p>
          </table:table-cell>
          <table:table-cell table:style-name="ce16"/>
          <table:table-cell table:style-name="ce4" office:value-type="string" calcext:value-type="string">
            <text:p>Vêtements de travail</text:p>
          </table:table-cell>
          <table:table-cell table:style-name="ce24" office:value-type="float" office:value="1118" calcext:value-type="float">
            <text:p>1 118,00 $ </text:p>
          </table:table-cell>
          <table:table-cell table:number-columns-repeated="1017"/>
        </table:table-row>
        <table:table-row table:style-name="ro7">
          <table:table-cell/>
          <table:table-cell table:style-name="ce4" office:value-type="float" office:value="1456819" calcext:value-type="float">
            <text:p>1456819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15" office:value-type="string" calcext:value-type="string">
            <text:p>Societe Internationale D'Arboriculture Quebec Inc. (S.I.A.Q.) </text:p>
          </table:table-cell>
          <table:table-cell table:style-name="ce16"/>
          <table:table-cell table:style-name="ce15" office:value-type="string" calcext:value-type="string">
            <text:p>Frais - Inscription pour colloque, conférence, séminaire et congrès </text:p>
          </table:table-cell>
          <table:table-cell table:style-name="ce24" office:value-type="float" office:value="995.28" calcext:value-type="float">
            <text:p>995,28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49785" calcext:value-type="float">
            <text:p>1449785</text:p>
          </table:table-cell>
          <table:table-cell table:style-name="ce13" office:value-type="date" office:date-value="2021-02-05" calcext:value-type="date">
            <text:p>2/5/2021</text:p>
          </table:table-cell>
          <table:table-cell table:style-name="ce4" office:value-type="string" calcext:value-type="string">
            <text:p>Teltech Signalisation Inc.</text:p>
          </table:table-cell>
          <table:table-cell table:style-name="ce4" office:value-type="float" office:value="1307671" calcext:value-type="float">
            <text:p>1307671</text:p>
          </table:table-cell>
          <table:table-cell table:style-name="ce4" office:value-type="string" calcext:value-type="string">
            <text:p>Location - Signalisation routière</text:p>
          </table:table-cell>
          <table:table-cell table:style-name="ce24" office:value-type="float" office:value="8399" calcext:value-type="float">
            <text:p>8 399,00 $ 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3"/>
          <table:table-cell table:style-name="ce25" office:value-type="float" office:value="40468.1" calcext:value-type="float">
            <text:p>40 468,10 $ 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imperis, Apostolos Mario</text:p>
          </table:table-cell>
          <table:table-cell table:style-name="ce4" office:value-type="float" office:value="1455353" calcext:value-type="float">
            <text:p>1455353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5" office:value-type="string" calcext:value-type="string">
            <text:p>Réparation/Entretien - Appareil d'entretien</text:p>
          </table:table-cell>
          <table:table-cell table:style-name="ce24" office:value-type="float" office:value="3149.62" calcext:value-type="float">
            <text:p>3 149,62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7731" calcext:value-type="float">
            <text:p>1457731</text:p>
          </table:table-cell>
          <table:table-cell table:style-name="ce13" office:value-type="date" office:date-value="2021-02-12" calcext:value-type="date">
            <text:p>2/12/2021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string" calcext:value-type="string">
            <text:p>Équipement d'entretien manuel</text:p>
          </table:table-cell>
          <table:table-cell table:style-name="ce24" office:value-type="float" office:value="1260.2" calcext:value-type="float">
            <text:p>1 260,20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3"/>
          <table:table-cell table:style-name="ce25" office:value-type="float" office:value="4409.82" calcext:value-type="float">
            <text:p>4 409,82 $ </text:p>
          </table:table-cell>
          <table:table-cell table:number-columns-repeated="1017"/>
        </table:table-row>
        <table:table-row table:style-name="ro17">
          <table:table-cell table:style-name="ce4" office:value-type="string" calcext:value-type="string">
            <text:p>Morissette, Christian</text:p>
          </table:table-cell>
          <table:table-cell table:style-name="ce4" office:value-type="float" office:value="1458169" calcext:value-type="float">
            <text:p>1458169</text:p>
          </table:table-cell>
          <table:table-cell table:style-name="ce13" office:value-type="date" office:date-value="2021-02-16" calcext:value-type="date">
            <text:p>2/16/2021</text:p>
          </table:table-cell>
          <table:table-cell table:style-name="ce15" office:value-type="string" calcext:value-type="string">
            <text:p>Apsam Association Paritaire Sante &amp; Securite Affaires Municipales </text:p>
          </table:table-cell>
          <table:table-cell table:style-name="ce16"/>
          <table:table-cell table:style-name="ce15" office:value-type="string" calcext:value-type="string">
            <text:p>Service - Formation en développement organisationnel et technique </text:p>
          </table:table-cell>
          <table:table-cell table:style-name="ce24" office:value-type="float" office:value="4000" calcext:value-type="float">
            <text:p>4 000,00 $ </text:p>
          </table:table-cell>
          <table:table-cell table:number-columns-repeated="1017"/>
        </table:table-row>
        <table:table-row table:style-name="ro18">
          <table:table-cell table:style-name="ce4"/>
          <table:table-cell table:style-name="ce4" office:value-type="float" office:value="1460093" calcext:value-type="float">
            <text:p>1460093</text:p>
          </table:table-cell>
          <table:table-cell table:style-name="ce13" office:value-type="date" office:date-value="2021-02-28" calcext:value-type="date">
            <text:p>2/28/2021</text:p>
          </table:table-cell>
          <table:table-cell table:style-name="ce4" office:value-type="string" calcext:value-type="string">
            <text:p>Entrac Inc. </text:p>
          </table:table-cell>
          <table:table-cell table:style-name="ce16"/>
          <table:table-cell table:style-name="ce15" office:value-type="string" calcext:value-type="string">
            <text:p>Service - Formation en développement organisationnel et technique 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9">
          <table:table-cell/>
          <table:table-cell table:style-name="ce4" office:value-type="float" office:value="1457517" calcext:value-type="float">
            <text:p>1457517</text:p>
          </table:table-cell>
          <table:table-cell table:style-name="ce13" office:value-type="date" office:date-value="2021-02-11" calcext:value-type="date">
            <text:p>2/11/2021</text:p>
          </table:table-cell>
          <table:table-cell table:style-name="ce4" office:value-type="string" calcext:value-type="string">
            <text:p>Equipements Twin Inc. </text:p>
          </table:table-cell>
          <table:table-cell table:style-name="ce16"/>
          <table:table-cell table:style-name="ce15" office:value-type="string" calcext:value-type="string">
            <text:p>Accessoires de remplacement (pile, batterie</text:p>
          </table:table-cell>
          <table:table-cell table:style-name="ce24" office:value-type="float" office:value="375.07" calcext:value-type="float">
            <text:p>375,07 $ </text:p>
          </table:table-cell>
          <table:table-cell table:number-columns-repeated="1017"/>
        </table:table-row>
        <table:table-row table:style-name="ro12">
          <table:table-cell/>
          <table:table-cell table:style-name="ce4" office:value-type="float" office:value="1458472" calcext:value-type="float">
            <text:p>1458472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4" office:value-type="string" calcext:value-type="string">
            <text:p>Le Pro Du Cb Inc </text:p>
          </table:table-cell>
          <table:table-cell table:style-name="ce16"/>
          <table:table-cell table:style-name="ce15" office:value-type="string" calcext:value-type="string">
            <text:p>Appareil de communication-radios CB pour la voirie </text:p>
          </table:table-cell>
          <table:table-cell table:style-name="ce24" office:value-type="float" office:value="4514.46" calcext:value-type="float">
            <text:p>4 514,46 $ </text:p>
          </table:table-cell>
          <table:table-cell table:number-columns-repeated="1017"/>
        </table:table-row>
        <table:table-row table:style-name="ro15">
          <table:table-cell/>
          <table:table-cell table:style-name="ce4" office:value-type="float" office:value="1449103" calcext:value-type="float">
            <text:p>1449103</text:p>
          </table:table-cell>
          <table:table-cell table:style-name="ce13" office:value-type="date" office:date-value="2021-02-11" calcext:value-type="date">
            <text:p>2/11/2021</text:p>
          </table:table-cell>
          <table:table-cell table:style-name="ce4" office:value-type="string" calcext:value-type="string">
            <text:p>Liftow Ltee. </text:p>
          </table:table-cell>
          <table:table-cell table:style-name="ce16"/>
          <table:table-cell table:style-name="ce15" office:value-type="string" calcext:value-type="string">
            <text:p>Service - Formation en développement organisationnel et technique </text:p>
          </table:table-cell>
          <table:table-cell table:style-name="ce24" office:value-type="float" office:value="866.15" calcext:value-type="float">
            <text:p>866,15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7843" calcext:value-type="float">
            <text:p>1457843</text:p>
          </table:table-cell>
          <table:table-cell table:style-name="ce13" office:value-type="date" office:date-value="2021-02-15" calcext:value-type="date">
            <text:p>2/15/20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24" office:value-type="float" office:value="122.96" calcext:value-type="float">
            <text:p>122,96 $ 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float" office:value="1458575" calcext:value-type="float">
            <text:p>1458575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Santinel Inc. </text:p>
          </table:table-cell>
          <table:table-cell table:style-name="ce4"/>
          <table:table-cell table:style-name="ce15" office:value-type="string" calcext:value-type="string">
            <text:p>Service - Formation en santé et sécurité</text:p>
          </table:table-cell>
          <table:table-cell table:style-name="ce24" office:value-type="float" office:value="314.96" calcext:value-type="float">
            <text:p>314,96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7859" calcext:value-type="float">
            <text:p>1457859</text:p>
          </table:table-cell>
          <table:table-cell table:style-name="ce13" office:value-type="date" office:date-value="2021-02-15" calcext:value-type="date">
            <text:p>2/15/2021</text:p>
          </table:table-cell>
          <table:table-cell table:style-name="ce4" office:value-type="string" calcext:value-type="string">
            <text:p>Tenaquip Limited </text:p>
          </table:table-cell>
          <table:table-cell table:style-name="ce16"/>
          <table:table-cell table:style-name="ce4" office:value-type="string" calcext:value-type="string">
            <text:p>Vêtements de travail</text:p>
          </table:table-cell>
          <table:table-cell table:style-name="ce24" office:value-type="float" office:value="2381" calcext:value-type="float">
            <text:p>2 381,00 $ </text:p>
          </table:table-cell>
          <table:table-cell table:number-columns-repeated="1017"/>
        </table:table-row>
        <table:table-row table:style-name="ro15">
          <table:table-cell/>
          <table:table-cell table:style-name="ce4" office:value-type="float" office:value="1460094" calcext:value-type="float">
            <text:p>1460094</text:p>
          </table:table-cell>
          <table:table-cell table:style-name="ce13" office:value-type="date" office:date-value="2021-02-28" calcext:value-type="date">
            <text:p>2/28/2021</text:p>
          </table:table-cell>
          <table:table-cell table:style-name="ce4" office:value-type="string" calcext:value-type="string">
            <text:p>Via Prevention </text:p>
          </table:table-cell>
          <table:table-cell table:style-name="ce16"/>
          <table:table-cell table:style-name="ce15" office:value-type="string" calcext:value-type="string">
            <text:p>Service - Formation en développement organisationnel et technique </text:p>
          </table:table-cell>
          <table:table-cell table:style-name="ce24" office:value-type="float" office:value="629.92" calcext:value-type="float">
            <text:p>629,92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14254.39" calcext:value-type="float">
            <text:p>14 254,39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4" office:value-type="float" office:value="1448564" calcext:value-type="float">
            <text:p>1448564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9118-3210 Quebec Inc.</text:p>
          </table:table-cell>
          <table:table-cell table:style-name="ce16"/>
          <table:table-cell table:style-name="ce4" office:value-type="string" calcext:value-type="string">
            <text:p>Entrepreneur en petits bâtiments </text:p>
          </table:table-cell>
          <table:table-cell table:style-name="ce24" office:value-type="float" office:value="20679.6" calcext:value-type="float">
            <text:p>20 679,60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649" calcext:value-type="float">
            <text:p>1458649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Affleck De La Riva, Architectes </text:p>
          </table:table-cell>
          <table:table-cell table:style-name="ce4"/>
          <table:table-cell table:style-name="ce4" office:value-type="string" calcext:value-type="string">
            <text:p>Architecte </text:p>
          </table:table-cell>
          <table:table-cell table:style-name="ce24" office:value-type="float" office:value="31496.24" calcext:value-type="float">
            <text:p>31 496,24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223" calcext:value-type="float">
            <text:p>1456223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410852" calcext:value-type="float">
            <text:p>141085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4" office:value-type="float" office:value="1300.46" calcext:value-type="float">
            <text:p>1 300,46 $ </text:p>
          </table:table-cell>
          <table:table-cell table:number-columns-repeated="1017"/>
        </table:table-row>
        <table:table-row table:style-name="ro19">
          <table:table-cell/>
          <table:table-cell table:style-name="ce4" office:value-type="float" office:value="1457274" calcext:value-type="float">
            <text:p>1457274</text:p>
          </table:table-cell>
          <table:table-cell table:style-name="ce13" office:value-type="date" office:date-value="2021-02-10" calcext:value-type="date">
            <text:p>2/10/2021</text:p>
          </table:table-cell>
          <table:table-cell table:style-name="ce4" office:value-type="string" calcext:value-type="string">
            <text:p>Construction Di Paolo Inc </text:p>
          </table:table-cell>
          <table:table-cell table:style-name="ce16"/>
          <table:table-cell table:style-name="ce15" office:value-type="string" calcext:value-type="string">
            <text:p>Entrepreneur en travaux d'emplacement </text:p>
          </table:table-cell>
          <table:table-cell table:style-name="ce24" office:value-type="float" office:value="17511.91" calcext:value-type="float">
            <text:p>17 511,91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9662" calcext:value-type="float">
            <text:p>1459662</text:p>
          </table:table-cell>
          <table:table-cell table:style-name="ce13" office:value-type="date" office:date-value="2021-02-25" calcext:value-type="date">
            <text:p>2/25/2021</text:p>
          </table:table-cell>
          <table:table-cell table:style-name="ce4" office:value-type="string" calcext:value-type="string">
            <text:p>Distributions Lg Inc. </text:p>
          </table:table-cell>
          <table:table-cell table:style-name="ce16"/>
          <table:table-cell table:style-name="ce4" office:value-type="string" calcext:value-type="string">
            <text:p>Service - Distribution </text:p>
          </table:table-cell>
          <table:table-cell table:style-name="ce24" office:value-type="float" office:value="15748.12" calcext:value-type="float">
            <text:p>15 748,12 $ </text:p>
          </table:table-cell>
          <table:table-cell table:number-columns-repeated="1017"/>
        </table:table-row>
        <table:table-row table:style-name="ro19">
          <table:table-cell/>
          <table:table-cell table:style-name="ce4" office:value-type="float" office:value="1459859" calcext:value-type="float">
            <text:p>1459859</text:p>
          </table:table-cell>
          <table:table-cell table:style-name="ce13" office:value-type="date" office:date-value="2021-02-25" calcext:value-type="date">
            <text:p>2/25/2021</text:p>
          </table:table-cell>
          <table:table-cell table:style-name="ce4" office:value-type="string" calcext:value-type="string">
            <text:p>Environnement S-Air Inc</text:p>
          </table:table-cell>
          <table:table-cell table:style-name="ce16"/>
          <table:table-cell table:style-name="ce15" office:value-type="string" calcext:value-type="string">
            <text:p>Conseiller - Protection et contrôle de la qualité de l'air </text:p>
          </table:table-cell>
          <table:table-cell table:style-name="ce24" office:value-type="float" office:value="11863.59" calcext:value-type="float">
            <text:p>11 863,59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9870" calcext:value-type="float">
            <text:p>1459870</text:p>
          </table:table-cell>
          <table:table-cell table:style-name="ce13" office:value-type="date" office:date-value="2021-02-25" calcext:value-type="date">
            <text:p>2/25/2021</text:p>
          </table:table-cell>
          <table:table-cell table:style-name="ce4" office:value-type="string" calcext:value-type="string">
            <text:p>Global Inspect Inc. </text:p>
          </table:table-cell>
          <table:table-cell table:style-name="ce16"/>
          <table:table-cell table:style-name="ce4" office:value-type="string" calcext:value-type="string">
            <text:p>Inspecteur en bâtiment</text:p>
          </table:table-cell>
          <table:table-cell table:style-name="ce24" office:value-type="float" office:value="5669.31" calcext:value-type="float">
            <text:p>5 669,31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9230" calcext:value-type="float">
            <text:p>1459230</text:p>
          </table:table-cell>
          <table:table-cell table:style-name="ce13" office:value-type="date" office:date-value="2021-02-23" calcext:value-type="date">
            <text:p>2/23/2021</text:p>
          </table:table-cell>
          <table:table-cell table:style-name="ce4" office:value-type="string" calcext:value-type="string">
            <text:p>Groupe Ortam Inc. </text:p>
          </table:table-cell>
          <table:table-cell table:style-name="ce16"/>
          <table:table-cell table:style-name="ce4" office:value-type="string" calcext:value-type="string">
            <text:p>Inspecteur en bâtiment</text:p>
          </table:table-cell>
          <table:table-cell table:style-name="ce24" office:value-type="float" office:value="6267.76" calcext:value-type="float">
            <text:p>6 267,76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33479" calcext:value-type="float">
            <text:p>1433479</text:p>
          </table:table-cell>
          <table:table-cell table:style-name="ce13" office:value-type="date" office:date-value="2021-02-16" calcext:value-type="date">
            <text:p>2/16/2021</text:p>
          </table:table-cell>
          <table:table-cell table:style-name="ce4" office:value-type="string" calcext:value-type="string">
            <text:p>Groupe Qualinet Inc</text:p>
          </table:table-cell>
          <table:table-cell table:style-name="ce16"/>
          <table:table-cell table:style-name="ce4" office:value-type="string" calcext:value-type="string">
            <text:p>Service - Nettoyage indust</text:p>
          </table:table-cell>
          <table:table-cell table:style-name="ce24" office:value-type="float" office:value="39359.92" calcext:value-type="float">
            <text:p>39 359,92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7125" calcext:value-type="float">
            <text:p>1457125</text:p>
          </table:table-cell>
          <table:table-cell table:style-name="ce13" office:value-type="date" office:date-value="2021-02-10" calcext:value-type="date">
            <text:p>2/10/2021</text:p>
          </table:table-cell>
          <table:table-cell table:style-name="ce4" office:value-type="string" calcext:value-type="string">
            <text:p>Imprimerie F.L. Chicoine </text:p>
          </table:table-cell>
          <table:table-cell table:style-name="ce16"/>
          <table:table-cell table:style-name="ce4" office:value-type="string" calcext:value-type="string">
            <text:p>Service - Impression </text:p>
          </table:table-cell>
          <table:table-cell table:style-name="ce24" office:value-type="float" office:value="18432.66" calcext:value-type="float">
            <text:p>18 432,66 $ 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4" office:value-type="float" office:value="1455500" calcext:value-type="float">
            <text:p>1455500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15" office:value-type="string" calcext:value-type="string">
            <text:p>Meubles De Patio Richard Champagne Et Les Produits Nord-Sud </text:p>
          </table:table-cell>
          <table:table-cell table:style-name="ce16"/>
          <table:table-cell table:style-name="ce4" office:value-type="string" calcext:value-type="string">
            <text:p>Mobilier pour espace public et jardin </text:p>
          </table:table-cell>
          <table:table-cell table:style-name="ce24" office:value-type="float" office:value="11395.34" calcext:value-type="float">
            <text:p>11 395,34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5959" calcext:value-type="float">
            <text:p>1455959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4" office:value-type="string" calcext:value-type="string">
            <text:p>Solution Groupe Dc Inc </text:p>
          </table:table-cell>
          <table:table-cell table:style-name="ce16"/>
          <table:table-cell table:style-name="ce4" office:value-type="string" calcext:value-type="string">
            <text:p>Clôture, barricade </text:p>
          </table:table-cell>
          <table:table-cell table:style-name="ce24" office:value-type="float" office:value="1047.36" calcext:value-type="float">
            <text:p>1 047,36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180772.27" calcext:value-type="float">
            <text:p>180 772,27 $ 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oliseno, Martin</text:p>
          </table:table-cell>
          <table:table-cell table:style-name="ce4" office:value-type="float" office:value="1459279" calcext:value-type="float">
            <text:p>1459279</text:p>
          </table:table-cell>
          <table:table-cell table:style-name="ce13" office:value-type="date" office:date-value="2021-02-23" calcext:value-type="date">
            <text:p>2/23/2021</text:p>
          </table:table-cell>
          <table:table-cell table:style-name="ce15" office:value-type="string" calcext:value-type="string">
            <text:p>Atelier D'Usinage Innova Precision 2014</text:p>
          </table:table-cell>
          <table:table-cell table:style-name="ce16"/>
          <table:table-cell table:style-name="ce4" office:value-type="string" calcext:value-type="string">
            <text:p>Support, renfort et équerre </text:p>
          </table:table-cell>
          <table:table-cell table:style-name="ce24" office:value-type="float" office:value="283.47" calcext:value-type="float">
            <text:p>283,47 $ </text:p>
          </table:table-cell>
          <table:table-cell table:number-columns-repeated="1017"/>
        </table:table-row>
        <table:table-row table:style-name="ro20">
          <table:table-cell/>
          <table:table-cell table:style-name="ce4" office:value-type="float" office:value="1457833" calcext:value-type="float">
            <text:p>1457833</text:p>
          </table:table-cell>
          <table:table-cell table:style-name="ce13" office:value-type="date" office:date-value="2021-02-15" calcext:value-type="date">
            <text:p>2/15/2021</text:p>
          </table:table-cell>
          <table:table-cell table:style-name="ce4" office:value-type="string" calcext:value-type="string">
            <text:p>Atmosphare Inc. </text:p>
          </table:table-cell>
          <table:table-cell table:style-name="ce16"/>
          <table:table-cell table:style-name="ce15" office:value-type="string" calcext:value-type="string">
            <text:p>Réparation/Entretien - Équipement de sport et terrain de jeux</text:p>
          </table:table-cell>
          <table:table-cell table:style-name="ce24" office:value-type="float" office:value="2513.79" calcext:value-type="float">
            <text:p>2 513,79 $ </text:p>
          </table:table-cell>
          <table:table-cell table:number-columns-repeated="1017"/>
        </table:table-row>
        <table:table-row table:style-name="ro19">
          <table:table-cell/>
          <table:table-cell table:style-name="ce4" office:value-type="float" office:value="1459281" calcext:value-type="float">
            <text:p>1459281</text:p>
          </table:table-cell>
          <table:table-cell table:style-name="ce13" office:value-type="date" office:date-value="2021-02-23" calcext:value-type="date">
            <text:p>2/23/2021</text:p>
          </table:table-cell>
          <table:table-cell table:style-name="ce4" office:value-type="string" calcext:value-type="string">
            <text:p>Bmr Detail S.E.C. </text:p>
          </table:table-cell>
          <table:table-cell table:style-name="ce16"/>
          <table:table-cell table:style-name="ce15" office:value-type="string" calcext:value-type="string">
            <text:p>Accessoires et pièces de remplacement pour outil </text:p>
          </table:table-cell>
          <table:table-cell table:style-name="ce24" office:value-type="float" office:value="17.84" calcext:value-type="float">
            <text:p>17,84 $ </text:p>
          </table:table-cell>
          <table:table-cell table:number-columns-repeated="1017"/>
        </table:table-row>
        <table:table-row table:style-name="ro21">
          <table:table-cell/>
          <table:table-cell table:style-name="ce4" office:value-type="float" office:value="1459454" calcext:value-type="float">
            <text:p>1459454</text:p>
          </table:table-cell>
          <table:table-cell table:style-name="ce13" office:value-type="date" office:date-value="2021-02-24" calcext:value-type="date">
            <text:p>2/24/2021</text:p>
          </table:table-cell>
          <table:table-cell table:style-name="ce4"/>
          <table:table-cell table:style-name="ce16"/>
          <table:table-cell table:style-name="ce15" office:value-type="string" calcext:value-type="string">
            <text:p>Accessoires et pièces de remplacement pour outil </text:p>
          </table:table-cell>
          <table:table-cell table:style-name="ce24" office:value-type="float" office:value="301.07" calcext:value-type="float">
            <text:p>301,07 $ </text:p>
          </table:table-cell>
          <table:table-cell table:number-columns-repeated="1017"/>
        </table:table-row>
        <table:table-row table:style-name="ro16">
          <table:table-cell/>
          <table:table-cell table:style-name="ce4" office:value-type="float" office:value="1458647" calcext:value-type="float">
            <text:p>1458647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15" office:value-type="string" calcext:value-type="string">
            <text:p>Corporate Express Canada Inc. (Staples Avantage)</text:p>
          </table:table-cell>
          <table:table-cell table:style-name="ce16"/>
          <table:table-cell table:style-name="ce4" office:value-type="string" calcext:value-type="string">
            <text:p>Appareil électronique </text:p>
          </table:table-cell>
          <table:table-cell table:style-name="ce24" office:value-type="float" office:value="335.66" calcext:value-type="float">
            <text:p>335,66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7114" calcext:value-type="float">
            <text:p>1457114</text:p>
          </table:table-cell>
          <table:table-cell table:style-name="ce13" office:value-type="date" office:date-value="2021-02-10" calcext:value-type="date">
            <text:p>2/10/2021</text:p>
          </table:table-cell>
          <table:table-cell table:style-name="ce4" office:value-type="string" calcext:value-type="string">
            <text:p>Industries Desormeau Inc. 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24" office:value-type="float" office:value="90.48" calcext:value-type="float">
            <text:p>90,48 $ </text:p>
          </table:table-cell>
          <table:table-cell table:number-columns-repeated="1017"/>
        </table:table-row>
        <table:table-row table:style-name="ro17">
          <table:table-cell/>
          <table:table-cell table:style-name="ce4" office:value-type="float" office:value="1457880" calcext:value-type="float">
            <text:p>1457880</text:p>
          </table:table-cell>
          <table:table-cell table:style-name="ce13" office:value-type="date" office:date-value="2021-02-15" calcext:value-type="date">
            <text:p>2/15/2021</text:p>
          </table:table-cell>
          <table:table-cell table:style-name="ce4" office:value-type="string" calcext:value-type="string">
            <text:p>L &amp; T Instrument Inc</text:p>
          </table:table-cell>
          <table:table-cell table:style-name="ce16"/>
          <table:table-cell table:style-name="ce15" office:value-type="string" calcext:value-type="string">
            <text:p>Accessoires et pièces de remplacement pour machinerie et équipement industriel </text:p>
          </table:table-cell>
          <table:table-cell table:style-name="ce24" office:value-type="float" office:value="186.88" calcext:value-type="float">
            <text:p>186,88 $ </text:p>
          </table:table-cell>
          <table:table-cell table:number-columns-repeated="1017"/>
        </table:table-row>
        <table:table-row table:style-name="ro6">
          <table:table-cell/>
          <table:table-cell table:style-name="ce4" office:value-type="float" office:value="1455887" calcext:value-type="float">
            <text:p>1455887</text:p>
          </table:table-cell>
          <table:table-cell table:style-name="ce13" office:value-type="date" office:date-value="2021-02-04" calcext:value-type="date">
            <text:p>2/4/2021</text:p>
          </table:table-cell>
          <table:table-cell table:style-name="ce15" office:value-type="string" calcext:value-type="string">
            <text:p>Ppg Revetements Architecturaux Canada Inc.</text:p>
          </table:table-cell>
          <table:table-cell table:style-name="ce16"/>
          <table:table-cell table:style-name="ce4" office:value-type="string" calcext:value-type="string">
            <text:p>Accessoires et fournitures de peintu</text:p>
          </table:table-cell>
          <table:table-cell table:style-name="ce24" office:value-type="float" office:value="3149.62" calcext:value-type="float">
            <text:p>3 149,62 $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1458651" calcext:value-type="float">
            <text:p>1458651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string" calcext:value-type="string">
            <text:p>Équipement d'entretien manuel </text:p>
          </table:table-cell>
          <table:table-cell table:style-name="ce24" office:value-type="float" office:value="155.19" calcext:value-type="float">
            <text:p>155,19 $ </text:p>
          </table:table-cell>
          <table:table-cell table:number-columns-repeated="1017"/>
        </table:table-row>
        <table:table-row table:style-name="ro17">
          <table:table-cell/>
          <table:table-cell table:style-name="ce4" office:value-type="float" office:value="1455585" calcext:value-type="float">
            <text:p>1455585</text:p>
          </table:table-cell>
          <table:table-cell table:style-name="ce13" office:value-type="date" office:date-value="2021-02-03" calcext:value-type="date">
            <text:p>2/3/2021</text:p>
          </table:table-cell>
          <table:table-cell table:style-name="ce15" office:value-type="string" calcext:value-type="string">
            <text:p>Societe Internationale D'Arboriculture Quebec Inc (S I A Q ) </text:p>
          </table:table-cell>
          <table:table-cell table:style-name="ce16"/>
          <table:table-cell table:style-name="ce4" office:value-type="string" calcext:value-type="string">
            <text:p>Livres </text:p>
          </table:table-cell>
          <table:table-cell table:style-name="ce24" office:value-type="float" office:value="257.48" calcext:value-type="float">
            <text:p>257,48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8659" calcext:value-type="float">
            <text:p>1458659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4" office:value-type="string" calcext:value-type="string">
            <text:p>Tenaquip Limited</text:p>
          </table:table-cell>
          <table:table-cell table:style-name="ce16"/>
          <table:table-cell table:style-name="ce4" office:value-type="string" calcext:value-type="string">
            <text:p>Équipement d'entretien manuel</text:p>
          </table:table-cell>
          <table:table-cell table:style-name="ce24" office:value-type="float" office:value="333.05" calcext:value-type="float">
            <text:p>333,05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6273" calcext:value-type="float">
            <text:p>1456273</text:p>
          </table:table-cell>
          <table:table-cell table:style-name="ce13" office:value-type="date" office:date-value="2021-02-05" calcext:value-type="date">
            <text:p>2/5/2021</text:p>
          </table:table-cell>
          <table:table-cell table:style-name="ce4" office:value-type="string" calcext:value-type="string">
            <text:p>Tessier Recreo-Parc Inc.</text:p>
          </table:table-cell>
          <table:table-cell table:style-name="ce16"/>
          <table:table-cell table:style-name="ce4" office:value-type="string" calcext:value-type="string">
            <text:p>Équipement de sécurité</text:p>
          </table:table-cell>
          <table:table-cell table:style-name="ce24" office:value-type="float" office:value="146.99" calcext:value-type="float">
            <text:p>146,99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7771.52" calcext:value-type="float">
            <text:p>7 771,52 $ </text:p>
          </table:table-cell>
          <table:table-cell table:number-columns-repeated="1017"/>
        </table:table-row>
        <table:table-row table:style-name="ro19">
          <table:table-cell table:style-name="ce4" office:value-type="string" calcext:value-type="string">
            <text:p>Reeves, Geneviève</text:p>
          </table:table-cell>
          <table:table-cell table:style-name="ce4" office:value-type="float" office:value="1458364" calcext:value-type="float">
            <text:p>1458364</text:p>
          </table:table-cell>
          <table:table-cell table:style-name="ce13" office:value-type="date" office:date-value="2021-02-17" calcext:value-type="date">
            <text:p>2/17/2021</text:p>
          </table:table-cell>
          <table:table-cell table:style-name="ce4" office:value-type="string" calcext:value-type="string">
            <text:p>F Juniper Belshaw</text:p>
          </table:table-cell>
          <table:table-cell table:style-name="ce4"/>
          <table:table-cell table:style-name="ce15" office:value-type="string" calcext:value-type="string">
            <text:p>Conseiller en développement organisationnel </text:p>
          </table:table-cell>
          <table:table-cell table:style-name="ce24" office:value-type="float" office:value="2519.7" calcext:value-type="float">
            <text:p>2 519,70 $ </text:p>
          </table:table-cell>
          <table:table-cell table:number-columns-repeated="1017"/>
        </table:table-row>
        <table:table-row table:style-name="ro16">
          <table:table-cell/>
          <table:table-cell table:style-name="ce4" office:value-type="float" office:value="1456265" calcext:value-type="float">
            <text:p>1456265</text:p>
          </table:table-cell>
          <table:table-cell table:style-name="ce13" office:value-type="date" office:date-value="2021-02-08" calcext:value-type="date">
            <text:p>2/8/2021</text:p>
          </table:table-cell>
          <table:table-cell table:style-name="ce15" office:value-type="string" calcext:value-type="string">
            <text:p>Globex Courrier Express International Inc</text:p>
          </table:table-cell>
          <table:table-cell table:style-name="ce4" office:value-type="float" office:value="1302177" calcext:value-type="float">
            <text:p>1302177</text:p>
          </table:table-cell>
          <table:table-cell table:style-name="ce4" office:value-type="string" calcext:value-type="string">
            <text:p>Service - Postal, messagerie</text:p>
          </table:table-cell>
          <table:table-cell table:style-name="ce24" office:value-type="float" office:value="524.93" calcext:value-type="float">
            <text:p>524,93 $ 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float" office:value="1456772" calcext:value-type="float">
            <text:p>1456772</text:p>
          </table:table-cell>
          <table:table-cell table:style-name="ce13" office:value-type="date" office:date-value="2021-02-09" calcext:value-type="date">
            <text:p>2/9/2021</text:p>
          </table:table-cell>
          <table:table-cell table:style-name="ce15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5" office:value-type="string" calcext:value-type="string">
            <text:p>Service - Téléphonie cellulaire-consommation mensuelle 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51200" calcext:value-type="float">
            <text:p>1451200</text:p>
          </table:table-cell>
          <table:table-cell table:style-name="ce13" office:value-type="date" office:date-value="2021-02-02" calcext:value-type="date">
            <text:p>2/2/2021</text:p>
          </table:table-cell>
          <table:table-cell table:style-name="ce4" office:value-type="string" calcext:value-type="string">
            <text:p>Wolters Kluwer Canada Ltee</text:p>
          </table:table-cell>
          <table:table-cell table:style-name="ce16"/>
          <table:table-cell table:style-name="ce4" office:value-type="string" calcext:value-type="string">
            <text:p>Guide, brochure et affiche</text:p>
          </table:table-cell>
          <table:table-cell table:style-name="ce24" office:value-type="float" office:value="863" calcext:value-type="float">
            <text:p>863,00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4957.5" calcext:value-type="float">
            <text:p>4 957,50 $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urnblom, Sylvain</text:p>
          </table:table-cell>
          <table:table-cell table:style-name="ce4" office:value-type="float" office:value="1459730" calcext:value-type="float">
            <text:p>1459730</text:p>
          </table:table-cell>
          <table:table-cell table:style-name="ce13" office:value-type="date" office:date-value="2021-02-25" calcext:value-type="date">
            <text:p>2/25/2021</text:p>
          </table:table-cell>
          <table:table-cell table:style-name="ce4" office:value-type="string" calcext:value-type="string">
            <text:p>Addison Electronique Montreal</text:p>
          </table:table-cell>
          <table:table-cell table:style-name="ce16"/>
          <table:table-cell table:style-name="ce4" office:value-type="string" calcext:value-type="string">
            <text:p>Ordinateur et accessoire</text:p>
          </table:table-cell>
          <table:table-cell table:style-name="ce24" office:value-type="float" office:value="439.91" calcext:value-type="float">
            <text:p>439,91 $ 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float" office:value="1456446" calcext:value-type="float">
            <text:p>1456446</text:p>
          </table:table-cell>
          <table:table-cell table:style-name="ce13" office:value-type="date" office:date-value="2021-02-25" calcext:value-type="date">
            <text:p>2/25/2021</text:p>
          </table:table-cell>
          <table:table-cell table:style-name="ce15" office:value-type="string" calcext:value-type="string">
            <text:p>Albert Viau Division Emco Corporation</text:p>
          </table:table-cell>
          <table:table-cell table:style-name="ce16"/>
          <table:table-cell table:style-name="ce4" office:value-type="string" calcext:value-type="string">
            <text:p>Produits de branchement</text:p>
          </table:table-cell>
          <table:table-cell table:style-name="ce24" office:value-type="float" office:value="3122.58" calcext:value-type="float">
            <text:p>3 122,58 $ </text:p>
          </table:table-cell>
          <table:table-cell table:number-columns-repeated="1017"/>
        </table:table-row>
        <table:table-row table:style-name="ro19">
          <table:table-cell/>
          <table:table-cell table:style-name="ce4" office:value-type="float" office:value="1457511" calcext:value-type="float">
            <text:p>1457511</text:p>
          </table:table-cell>
          <table:table-cell table:style-name="ce13" office:value-type="date" office:date-value="2021-02-11" calcext:value-type="date">
            <text:p>2/11/2021</text:p>
          </table:table-cell>
          <table:table-cell table:style-name="ce15" office:value-type="string" calcext:value-type="string">
            <text:p>Albert Viau Division Emco Corporation</text:p>
          </table:table-cell>
          <table:table-cell table:style-name="ce16"/>
          <table:table-cell table:style-name="ce4" office:value-type="string" calcext:value-type="string">
            <text:p>Produits de branchement</text:p>
          </table:table-cell>
          <table:table-cell table:style-name="ce24" office:value-type="float" office:value="3121.7" calcext:value-type="float">
            <text:p>3 121,70 $ </text:p>
          </table:table-cell>
          <table:table-cell table:number-columns-repeated="1017"/>
        </table:table-row>
        <table:table-row table:style-name="ro14">
          <table:table-cell/>
          <table:table-cell table:style-name="ce4" office:value-type="float" office:value="1458702" calcext:value-type="float">
            <text:p>1458702</text:p>
          </table:table-cell>
          <table:table-cell table:style-name="ce13" office:value-type="date" office:date-value="2021-02-18" calcext:value-type="date">
            <text:p>2/18/2021</text:p>
          </table:table-cell>
          <table:table-cell table:style-name="ce15" office:value-type="string" calcext:value-type="string">
            <text:p>Entreprises Forlini-Division Equipement De Securite Universel Inc</text:p>
          </table:table-cell>
          <table:table-cell table:style-name="ce16"/>
          <table:table-cell table:style-name="ce4" office:value-type="string" calcext:value-type="string">
            <text:p>Vêtements de travail</text:p>
          </table:table-cell>
          <table:table-cell table:style-name="ce24" office:value-type="float" office:value="107.09" calcext:value-type="float">
            <text:p>107,09 $ </text:p>
          </table:table-cell>
          <table:table-cell table:number-columns-repeated="1017"/>
        </table:table-row>
        <table:table-row table:style-name="ro6">
          <table:table-cell/>
          <table:table-cell table:style-name="ce4" office:value-type="float" office:value="1459597" calcext:value-type="float">
            <text:p>1459597</text:p>
          </table:table-cell>
          <table:table-cell table:style-name="ce13" office:value-type="date" office:date-value="2021-02-24" calcext:value-type="date">
            <text:p>2/24/2021</text:p>
          </table:table-cell>
          <table:table-cell table:style-name="ce4" office:value-type="string" calcext:value-type="string">
            <text:p>Groupe Sdm Inc</text:p>
          </table:table-cell>
          <table:table-cell table:style-name="ce16"/>
          <table:table-cell table:style-name="ce15" office:value-type="string" calcext:value-type="string">
            <text:p>Service - Déglaçage, nettoyage et désobstruction de conduites</text:p>
          </table:table-cell>
          <table:table-cell table:style-name="ce24" office:value-type="float" office:value="1049.87" calcext:value-type="float">
            <text:p>1 049,87 $ 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9"/>
          <table:table-cell table:style-name="ce7"/>
          <table:table-cell table:style-name="ce18"/>
          <table:table-cell table:style-name="ce7"/>
          <table:table-cell table:style-name="ce25" office:value-type="float" office:value="7841.15" calcext:value-type="float">
            <text:p>7 841,15 $ 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4"/>
          <table:table-cell table:style-name="ce4"/>
          <table:table-cell table:style-name="ce16"/>
          <table:table-cell table:style-name="ce4"/>
          <table:table-cell table:style-name="ce24" office:value-type="float" office:value="435104.52" calcext:value-type="float">
            <text:p>435 104,52 $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style-name="ce4"/>
          <table:table-cell table:style-name="ce16"/>
          <table:table-cell table:style-name="ce19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0"/>
          <table:table-cell/>
          <table:table-cell table:style-name="ce16"/>
          <table:table-cell/>
          <table:table-cell table:style-name="ce26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St-Laurent, Sonia</text:p>
          </table:table-cell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4"/>
          <table:table-cell table:number-columns-repeated="1017"/>
        </table:table-row>
        <table:table-row table:style-name="ro1" table:number-rows-repeated="7">
          <table:table-cell/>
          <table:table-cell table:style-name="ce4"/>
          <table:table-cell table:style-name="ce14"/>
          <table:table-cell table:style-name="ce4"/>
          <table:table-cell table:style-name="ce16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/>
          <table:table-cell table:style-name="ce10"/>
          <table:table-cell/>
          <table:table-cell table:style-name="ce16"/>
          <table:table-cell/>
          <table:table-cell table:style-name="ce27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/>
          <table:table-cell table:style-name="ce4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/>
          <table:table-cell table:style-name="ce4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>
          <table:table-cell/>
          <table:table-cell table:style-name="ce4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1" table:number-rows-repeated="193">
          <table:table-cell table:number-columns-repeated="2"/>
          <table:table-cell table:style-name="ce10"/>
          <table:table-cell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22" table:number-rows-repeated="64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22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22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580" meta:object-count="0"/>
  </office:meta>
</office:document-meta>
</file>